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margin-left="0cm" fo:margin-right="0cm" fo:text-align="start" style:justify-single-word="false" fo:text-indent="2.037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.953cm" style:auto-text-indent="false"/>
      <style:text-properties fo:font-size="16pt" style:font-size-asian="16pt" style:font-size-complex="16pt"/>
    </style:style>
    <style:style style:name="P10" style:family="paragraph" style:parent-style-name="Standard">
      <style:paragraph-properties fo:margin-left="0cm" fo:margin-right="0cm" fo:text-align="start" style:justify-single-word="false" fo:text-indent="1.984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2.011cm" fo:margin-right="0cm" fo:text-align="justify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2.011cm" fo:margin-right="1.482cm" fo:text-align="justify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2.011cm" style:auto-text-indent="false"/>
      <style:text-properties fo:font-size="16pt" style:font-size-asian="16pt" style:font-size-complex="16pt"/>
    </style:style>
    <style:style style:name="P15" style:family="paragraph" style:parent-style-name="Text_20_body">
      <style:paragraph-properties fo:margin-left="0cm" fo:margin-right="0cm" fo:text-indent="0.741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Text_20_body">
      <style:paragraph-properties fo:margin-left="0.026cm" fo:margin-right="0cm" fo:text-indent="0.741cm" style:auto-text-indent="false">
        <style:tab-stops/>
      </style:paragraph-properties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19" style:family="paragraph" style:parent-style-name="Heading_20_1">
      <style:paragraph-properties fo:margin-left="0.762cm" fo:margin-right="0cm" fo:text-indent="0.212cm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Heading_20_2">
      <style:paragraph-properties fo:margin-left="0.767cm" fo:margin-right="0cm" fo:text-indent="-0.026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21" style:family="paragraph" style:parent-style-name="Heading_20_2">
      <style:paragraph-properties fo:margin-left="0.026cm" fo:margin-right="0cm" fo:text-indent="0.741cm" style:auto-text-indent="false">
        <style:tab-stops/>
      </style:paragraph-properties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LITECHNIKA KRAKOWSKA</text:p>
      <text:p text:style-name="P3">WYDZIAŁ FIZYKI, MATEMATYKI I</text:p>
      <text:p text:style-name="P3">INFORMATYKI STOSOWANEJ</text:p>
      <text:p text:style-name="Horizontal_20_Line"/>
      <text:p text:style-name="P4"/>
      <text:p text:style-name="P9"/>
      <text:p text:style-name="P9"/>
      <text:p text:style-name="P14">Kierunek: Informatyka</text:p>
      <text:p text:style-name="P4"/>
      <text:p text:style-name="P4"/>
      <text:p text:style-name="P5"/>
      <text:p text:style-name="P6"/>
      <text:p text:style-name="P8"/>
      <text:p text:style-name="P8"><text:title/>PROJEKT </text:p>
      <text:p text:style-name="P8">SYSTEMY WBUDOWANE</text:p>
      <text:p text:style-name="P7"/>
      <text:p text:style-name="P7"/>
      <text:p text:style-name="P12"/>
      <text:p text:style-name="P12"/>
      <text:p text:style-name="P13">Internetowa kamera klient-serwer z wykorzystaniem <text:s/>telefonu z systemem Android (serwer) oraz komputera lub innego urządzenia posiadającego przeglądarkę z obsługą protokołu HTTP (klient).</text:p>
      <text:p text:style-name="P2"/>
      <text:p text:style-name="P2"/>
      <text:p text:style-name="P2"/>
      <text:p text:style-name="P2"/>
      <text:p text:style-name="P2"/>
      <text:p text:style-name="P2"/>
      <text:p text:style-name="P11">Autorzy:</text:p>
      <text:p text:style-name="P10"/>
      <text:p text:style-name="P10">Konrad Zapała</text:p>
      <text:p text:style-name="P10">Tomasz Ziębiec</text:p>
      <text:p text:style-name="P2"/>
      <text:p text:style-name="P2"/>
      <text:p text:style-name="P2"/>
      <text:p text:style-name="P2"/>
      <text:p text:style-name="P2">Kraków 2012</text:p>
      <text:p text:style-name="P2"/>
      <text:h text:style-name="P19" text:outline-level="1"><text:soft-page-break/>1. Wstęp</text:h>
      <text:h text:style-name="P20" text:outline-level="2">1.1Założenia projektu</text:h>
      <text:p text:style-name="P15">Aplikacja powinna być napisana pod telefony z systemem Android. Powinna działać jako serwer, natomiast komputer który się łączy z telefonem jako klient. Telefon na podstawie swojej kamerki internetowej generuje obraz, który następnie jest wysyłany przez sieć Wifi lub LAN do komputera, a tam w przeglądarce, obraz ten jest odbierany i odczytywany przez klientów.</text:p>
      <text:h text:style-name="P21" text:outline-level="2">1.2 Środowisko pracy</text:h>
      <text:p text:style-name="P16"><text:span text:style-name="T2">Pracę pisaliśmy w środowisku Eclipse, które świetnie współpracuje z Software Development Kit (SDK) Androida (środowisko to jest polecane przez większość developerów aplikacji na system Android). Telefon jaki posłużył nam do testowania to HTC, na którym zainstalowany był system Andoid w wersji 2.1. Dodatkowo jeszcze w celu lepszej współpracy aplikację umieściliśmy na serwerze github.com jako zdalne repozytorium. Jest tutaj pewne ograniczenie, ponieważ w wersji darmowej można tworzyć repozytoria jednak są one publiczne (każdy może mieć wgląd w naszą pracę oraz może prześledzić jak aplikacja powstawała na każdym kolejnym etapie). Dzięki repozytorium mogliśmy skorzystać z bardzo cenionej sobie w branży IT: Systemu Kontroli Wersji (svn). Tutaj z pomocą przyszło nam narzędzie GIT (uważane w ostatnim czasie za lepszą wersję svn-a). Dokumentację natomiast sporządziliśmy w programie OpenOffice, wersja finalna natomiast zostanie udostępniona jako plik z rozszerzeniem pdf.</text:span></text:p>
      <text:h text:style-name="P21" text:outline-level="2">1.3 Technologie wykorzystane w pracy.</text:h>
      <text:p text:style-name="P16"><text:span text:style-name="T1">Jak wiemy natywnym językiem programowania jaki występuje na platformach korzystających z Android-a jest język Java. Oprócz tego Google udostępnił także dla swojego systemu kilka innych narzędzi dla programistów bezpośrednio związanych z możliwościami jakie dają nam telefony. Dlatego też jądro (serwer aplikacji oraz obsługa aparatu) stworzyliśmy w technologii Java razem z Software Development Kit (SDK) Androida. </text:span></text:p>
      <text:p text:style-name="P16"><text:span text:style-name="T1">Nad wyglądem aplikacji po stronie serwera (telefonu), korzystaliśmy dodatkowo z XML-a, standard jaki Google wymaga w aplikacjach. </text:span></text:p>
      <text:p text:style-name="P16"><text:span text:style-name="T1">Po stronie klienta posłużyliśmy się technologiami HTML, CSS oraz JavaScript. HTML i CSS do wyglądu zewnętrznego (po stronie przeglądarki), JavaScript natomiast przy odbieraniu zdjęcia z serwera.</text:span></text:p>
      <text:p text:style-name="P1">///////////////////////////////////////////////////////////////////////////////////////////////////////////////////////////</text:p>
      <text:p text:style-name="P1">2. Ramowy plan działania.</text:p>
      <text:list xml:id="list38497965" text:style-name="L1">
        <text:list-item>
          <text:p text:style-name="P17">założenie repozytorium dla aplikacji na githubie (śledzenie zmian);</text:p>
        </text:list-item>
        <text:list-item>
          <text:p text:style-name="P17">wymyślenie sposobu komunikacji między telefonem, a komputerem (test aplikacji wyposażonej w jeden przycisk „start server” i sprawdzenie czy komputer może komunikować się przez wifi z komputerem);</text:p>
        </text:list-item>
        <text:list-item>
          <text:p text:style-name="P17">obsługa kamerki w telefonie, wykorzystując Androida (testy na innej aplikacji, <text:soft-page-break/>zapis zdjęć jako obrazki jpg);</text:p>
        </text:list-item>
        <text:list-item>
          <text:p text:style-name="P17">odczytywanie z serwera (telefonu) odpowiedniego obrazu i wysłanie na obraz komputera (zastosowanie pluginu/aplletu Java/skryptu JavaScript);</text:p>
        </text:list-item>
        <text:list-item>
          <text:p text:style-name="P17">próba dodania dodatkowych opcji do aplikacji (np. <text:s/>rozmiar okna).</text:p>
        </text:list-item>
        <text:list-item>
          <text:p text:style-name="P17">popracowanie nad wyglądem aplikacji;</text:p>
        </text:list-item>
      </text:list>
      <text:p text:style-name="P1"/>
      <text:p text:style-name="P1">3. Problemy jakie wystąpiły podczas pisania projektu.</text:p>
      <text:p text:style-name="P1"/>
      <text:p text:style-name="P1">4. Postępy:</text:p>
      <text:list xml:id="list38505838" text:style-name="L2">
        <text:list-item>
          <text:p text:style-name="P18">repozytorium: https://github.com/konri1990/ProjektSystemyWbudowane;</text:p>
        </text:list-item>
        <text:list-item>
          <text:p text:style-name="P18">konfiguracja środowiska eclipse z SDK Androida;</text:p>
        </text:list-item>
        <text:list-item>
          <text:p text:style-name="P18">założenie przykładowego serwera (z buttonem start/stop) na androidzie</text:p>
        </text:list-item>
        <text:list-item>
          <text:p text:style-name="P18">proba wysłania przykładowego tekstu przez protokół HTTP (Hello Android), poprzez wpisanie adresu ip i portu nasluchiwanego przez serwer</text:p>
        </text:list-item>
      </text:list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nrad </meta:initial-creator>
    <meta:creation-date>2012-03-14T21:09:20.05</meta:creation-date>
    <dc:date>2012-06-07T19:32:31.94</dc:date>
    <dc:creator>Konrad </dc:creator>
    <meta:editing-duration>PT1H45M8S</meta:editing-duration>
    <meta:editing-cycles>14</meta:editing-cycles>
    <meta:generator>OpenOffice.org/3.3$Win32 OpenOffice.org_project/330m20$Build-9567</meta:generator>
    <meta:document-statistic meta:table-count="0" meta:image-count="0" meta:object-count="0" meta:page-count="3" meta:paragraph-count="35" meta:word-count="475" meta:character-count="3677"/>
  </office:meta>
</office:document-meta>
</file>